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5313in" style:rel-column-width="14486*"/>
    </style:style>
    <style:style style:name="Table1.B" style:family="table-column">
      <style:table-column-properties style:column-width="5.3958in" style:rel-column-width="5104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keep-together="false" fo:keep-together="alway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4"/>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8</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text:span text:style-name="symbol0_5f_cpp"><text:span text:style-name="T1">With buttons and menus out of the way, we will start learning more about some of the other kinds of window controls available to us, such as the following controls:</text:span></text:span></text:p>
      <text:p text:style-name="Standard"><text:span text:style-name="symbol0_5f_cpp"><text:span text:style-name="T1"/></text:span></text:p>
      <text:p text:style-name="Standard"><text:span text:style-name="symbol0_5f_cpp"><text:span text:style-name="T1"/></text:span></text:p>
      <table:table table:name="Table1" table:style-name="Table1">
        <table:table-column table:style-name="Table1.A"/>
        <table:table-column table:style-name="Table1.B"/>
        <table:table-header-rows>
          <table:table-row>
            <table:table-cell table:style-name="Table1.A1" office:value-type="string">
              <text:p text:style-name="Table_20_Heading">Control</text:p>
            </table:table-cell>
            <table:table-cell table:style-name="Table1.B1" office:value-type="string">
              <text:p text:style-name="Table_20_Heading">Description</text:p>
            </table:table-cell>
          </table:table-row>
        </table:table-header-rows>
        <table:table-row table:style-name="Table1.2">
          <table:table-cell table:style-name="Table1.A2" office:value-type="string">
            <text:p text:style-name="Table_20_Contents">BAlert</text:p>
          </table:table-cell>
          <table:table-cell table:style-name="Table1.B2" office:value-type="string">
            <text:p text:style-name="Table_20_Contents">A pop-up message. They're great for the occasional error message, but they are also very easy to overuse and abuse. Use them sparingly.</text:p>
          </table:table-cell>
        </table:table-row>
        <table:table-row table:style-name="Table1.2">
          <table:table-cell table:style-name="Table1.A2" office:value-type="string">
            <text:p text:style-name="Table_20_Contents">BBox</text:p>
          </table:table-cell>
          <table:table-cell table:style-name="Table1.B2" office:value-type="string">
            <text:p text:style-name="Table_20_Contents">A BView which draws a box around other child controls to visually group related controls together. It also can optionally have a text label in the top left corner.</text:p>
          </table:table-cell>
        </table:table-row>
        <table:table-row table:style-name="Table1.2">
          <table:table-cell table:style-name="Table1.A2" office:value-type="string">
            <text:p text:style-name="Table_20_Contents">BButton</text:p>
          </table:table-cell>
          <table:table-cell table:style-name="Table1.B2" office:value-type="string">
            <text:p text:style-name="Table_20_Contents">A button with a text label which sends a message when clicked.</text:p>
          </table:table-cell>
        </table:table-row>
        <table:table-row table:style-name="Table1.2">
          <table:table-cell table:style-name="Table1.A2" office:value-type="string">
            <text:p text:style-name="Table_20_Contents">BChannelSlider</text:p>
          </table:table-cell>
          <table:table-cell table:style-name="Table1.B2" office:value-type="string">
            <text:p text:style-name="Table_20_Contents">A slider class which supports multiple channels. It's mostly used with the Media Kit.</text:p>
          </table:table-cell>
        </table:table-row>
        <table:table-row table:style-name="Table1.2">
          <table:table-cell table:style-name="Table1.A2" office:value-type="string">
            <text:p text:style-name="Table_20_Contents">BCheckBox</text:p>
          </table:table-cell>
          <table:table-cell table:style-name="Table1.B2" office:value-type="string">
            <text:p text:style-name="Table_20_Contents">A standard-issue checkbox which can send a message when clicked.</text:p>
          </table:table-cell>
        </table:table-row>
        <table:table-row table:style-name="Table1.2">
          <table:table-cell table:style-name="Table1.A2" office:value-type="string">
            <text:p text:style-name="Table_20_Contents">BColorControl</text:p>
          </table:table-cell>
          <table:table-cell table:style-name="Table1.B2" office:value-type="string">
            <text:p text:style-name="Table_20_Contents">A customizable color picker. The main drawback is that it takes up quite a lot of space.</text:p>
          </table:table-cell>
        </table:table-row>
        <table:table-row table:style-name="Table1.2">
          <table:table-cell table:style-name="Table1.A2" office:value-type="string">
            <text:p text:style-name="Table_20_Contents">BListView</text:p>
          </table:table-cell>
          <table:table-cell table:style-name="Table1.B2" office:value-type="string">
            <text:p text:style-name="Table_20_Contents">A list of items. The items themselves are sufficiently customizable to show just about anything but are often BStringItems to display a list of names.</text:p>
          </table:table-cell>
        </table:table-row>
        <table:table-row table:style-name="Table1.2">
          <table:table-cell table:style-name="Table1.A2" office:value-type="string">
            <text:p text:style-name="Table_20_Contents">BMenu</text:p>
          </table:table-cell>
          <table:table-cell table:style-name="Table1.B2" office:value-type="string">
            <text:p text:style-name="Table_20_Contents">A container for menu items.</text:p>
          </table:table-cell>
        </table:table-row>
        <table:table-row table:style-name="Table1.2">
          <table:table-cell table:style-name="Table1.A2" office:value-type="string">
            <text:p text:style-name="Table_20_Contents">BMenuBar</text:p>
          </table:table-cell>
          <table:table-cell table:style-name="Table1.B2" office:value-type="string">
            <text:p text:style-name="Table_20_Contents">A container for menus intended to be placed at the top of a window.</text:p>
          </table:table-cell>
        </table:table-row>
        <table:table-row table:style-name="Table1.2">
          <table:table-cell table:style-name="Table1.A2" office:value-type="string">
            <text:p text:style-name="Table_20_Contents">BMenuField</text:p>
          </table:table-cell>
          <table:table-cell table:style-name="Table1.B2" office:value-type="string">
            <text:p text:style-name="Table_20_Contents">A button-like menu container which shows a pop-up menu. Getting them to resize properly can be problematic.</text:p>
          </table:table-cell>
        </table:table-row>
        <table:table-row table:style-name="Table1.2">
          <table:table-cell table:style-name="Table1.A2" office:value-type="string">
            <text:p text:style-name="Table_20_Contents">BMenuItem</text:p>
          </table:table-cell>
          <table:table-cell table:style-name="Table1.B2" office:value-type="string">
            <text:p text:style-name="Table_20_Contents">A clickable item in a menu. </text:p>
          </table:table-cell>
        </table:table-row>
        <table:table-row table:style-name="Table1.2">
          <table:table-cell table:style-name="Table1.A2" office:value-type="string">
            <text:p text:style-name="Table_20_Contents">BOptionPopUp</text:p>
          </table:table-cell>
          <table:table-cell table:style-name="Table1.B2" office:value-type="string">
            <text:p text:style-name="Table_20_Contents">A convenience class which quickly sets up a BMenuField.</text:p>
          </table:table-cell>
        </table:table-row>
        <table:table-row table:style-name="Table1.2">
          <table:table-cell table:style-name="Table1.A2" office:value-type="string">
            <text:p text:style-name="Table_20_Contents">BOutlineListView</text:p>
          </table:table-cell>
          <table:table-cell table:style-name="Table1.B2" office:value-type="string">
            <text:p text:style-name="Table_20_Contents">A hierarchical list, but otherwise no different from BListView.</text:p>
          </table:table-cell>
        </table:table-row>
        <table:table-row table:style-name="Table1.2">
          <table:table-cell table:style-name="Table1.A2" office:value-type="string">
            <text:p text:style-name="Table_20_Contents">BPictureButton</text:p>
          </table:table-cell>
          <table:table-cell table:style-name="Table1.B2" office:value-type="string">
            <text:p text:style-name="Table_20_Contents">A button which uses a BPicture vector graphic to draw a picture for a label. They can be one-state buttons like BButton or two-state buttons that stay down when clicked and pop back up when clicked again.</text:p>
          </table:table-cell>
        </table:table-row>
        <table:table-row table:style-name="Table1.2">
          <table:table-cell table:style-name="Table1.A2" office:value-type="string">
            <text:p text:style-name="Table_20_Contents">BPopUpMenu</text:p>
          </table:table-cell>
          <table:table-cell table:style-name="Table1.B2" office:value-type="string">
            <text:p text:style-name="Table_20_Contents">A special type of menu that can be shown anywhere on the screen.</text:p>
          </table:table-cell>
        </table:table-row>
        <table:table-row table:style-name="Table1.2">
          <table:table-cell table:style-name="Table1.A2" office:value-type="string">
            <text:p text:style-name="Table_20_Contents">BRadioButton</text:p>
          </table:table-cell>
          <table:table-cell table:style-name="Table1.B2" office:value-type="string">
            <text:p text:style-name="Table_20_Contents">The circular "checkbox" that enables the user to choose one from several options.</text:p>
          </table:table-cell>
        </table:table-row>
        <table:table-row table:style-name="Table1.2">
          <table:table-cell table:style-name="Table1.A2" office:value-type="string">
            <text:p text:style-name="Table_20_Contents">BScrollBar</text:p>
          </table:table-cell>
          <table:table-cell table:style-name="Table1.B2" office:value-type="string">
            <text:p text:style-name="Table_20_Contents">A single scrollbar used to scroll BViews.</text:p>
          </table:table-cell>
        </table:table-row>
        <table:table-row table:style-name="Table1.2">
          <table:table-cell table:style-name="Table1.A2" office:value-type="string">
            <text:p text:style-name="Table_20_Contents">BScrollView</text:p>
          </table:table-cell>
          <table:table-cell table:style-name="Table1.B2" office:value-type="string">
            <text:p text:style-name="Table_20_Contents">A convenience class for attaching scrollbars to BViews and associated controls.</text:p>
          </table:table-cell>
        </table:table-row>
        <table:table-row table:style-name="Table1.2">
          <table:table-cell table:style-name="Table1.A2" office:value-type="string">
            <text:p text:style-name="Table_20_Contents">BSeparatorItem</text:p>
          </table:table-cell>
          <table:table-cell table:style-name="Table1.B2" office:value-type="string">
            <text:p text:style-name="Table_20_Contents">A menu item which displays a horizontal line. They are used to separate groups of menu items.</text:p>
          </table:table-cell>
        </table:table-row>
        <table:table-row table:style-name="Table1.2">
          <table:table-cell table:style-name="Table1.A2" office:value-type="string">
            <text:p text:style-name="Table_20_Contents">BSlider</text:p>
          </table:table-cell>
          <table:table-cell table:style-name="Table1.B2" office:value-type="string">
            <text:p text:style-name="Table_20_Contents">A highly-customizable horizontal slider.</text:p>
          </table:table-cell>
        </table:table-row>
        <table:table-row table:style-name="Table1.2">
          <table:table-cell table:style-name="Table1.A2" office:value-type="string">
            <text:p text:style-name="Table_20_Contents">BStatusBar</text:p>
          </table:table-cell>
          <table:table-cell table:style-name="Table1.B2" office:value-type="string">
            <text:p text:style-name="Table_20_Contents">A progress bar class.</text:p>
          </table:table-cell>
        </table:table-row>
        <table:table-row table:style-name="Table1.2">
          <table:table-cell table:style-name="Table1.A2" office:value-type="string">
            <text:p text:style-name="Table_20_Contents">BStringView</text:p>
          </table:table-cell>
          <table:table-cell table:style-name="Table1.B2" office:value-type="string">
            <text:p text:style-name="Table_20_Contents">A static text label.</text:p>
          </table:table-cell>
        </table:table-row>
        <text:soft-page-break/>
        <table:table-row table:style-name="Table1.2">
          <table:table-cell table:style-name="Table1.A2" office:value-type="string">
            <text:p text:style-name="Table_20_Contents">BTabView</text:p>
          </table:table-cell>
          <table:table-cell table:style-name="Table1.B2" office:value-type="string">
            <text:p text:style-name="Table_20_Contents">Group together sheets of controls on tabs. It requires a little more care to use them than what it might initially seem.</text:p>
          </table:table-cell>
        </table:table-row>
        <table:table-row table:style-name="Table1.2">
          <table:table-cell table:style-name="Table1.A2" office:value-type="string">
            <text:p text:style-name="Table_20_Contents">BTextControl</text:p>
          </table:table-cell>
          <table:table-cell table:style-name="Table1.B2" office:value-type="string">
            <text:p text:style-name="Table_20_Contents">A single line text editing control.</text:p>
          </table:table-cell>
        </table:table-row>
        <table:table-row table:style-name="Table1.2">
          <table:table-cell table:style-name="Table1.A2" office:value-type="string">
            <text:p text:style-name="Table_20_Contents">BTextView</text:p>
          </table:table-cell>
          <table:table-cell table:style-name="Table1.B2" office:value-type="string">
            <text:p text:style-name="Table_20_Contents">A multiline text editing control with limited word processing capabilities.</text:p>
          </table:table-cell>
        </table:table-row>
        <table:table-row table:style-name="Table1.2">
          <table:table-cell table:style-name="Table1.A2" office:value-type="string">
            <text:p text:style-name="Table_20_Contents">BView</text:p>
          </table:table-cell>
          <table:table-cell table:style-name="Table1.B2" office:value-type="string">
            <text:p text:style-name="Table_20_Contents">The base class from which all controls are derived. It has a lot of methods and it can be a little overwhelming, but it's powerful and flexible.</text:p>
          </table:table-cell>
        </table:table-row>
      </table:table>
      <text:p text:style-name="Standard"><text:span text:style-name="symbol0_5f_cpp"><text:span text:style-name="T1"/></text:span></text:p>
      <text:p text:style-name="Standard"><text:span text:style-name="symbol0_5f_cpp"><text:span text:style-name="T1">That's a lot of different classes! At first, it seems pretty overwhelming, but it's not too bad after a little tinkering, especially when you consider that there is quite a bit they have in common. You might want to keep this control table handy for your first projects. We're not going to look at every control in detail, but the ones that we skip should be easy enough to pick up on your own.</text:span></text:span></text:p>
      <text:h text:style-name="Heading_20_2" text:outline-level="2"><text:span text:style-name="symbol0_5f_cpp"><text:span text:style-name="T3">Typecasting Revisited</text:span></text:span></text:h>
      <text:p text:style-name="Standard"><text:span text:style-name="symbol0_5f_cpp"><text:span text:style-name="T1">Way back in lesson 7 we learned about typecasting, i.e. reinterpreting the data in a variable as a different type. One of the problems with casting in C is that it isn't safe – whenever you cast a variable, it always succeeds. If you choose the wrong class to cast, it still succeeds, typically with unpredictable results. C++ offers different kinds of casting. Even though C++ typecasting methods require more typing, they should be preferred unless you're specifically writing code in C. Here they are:</text:span></text:span></text:p>
      <text:p text:style-name="Standard"><text:span text:style-name="symbol0_5f_cpp"><text:span text:style-name="T1"/></text:span></text:p>
      <text:p text:style-name="CodeBlock"><text:span text:style-name="symbol0_5f_cpp"><text:span text:style-name="T1">static_cast</text:span></text:span><text:span text:style-name="symbol1_5f_cpp"><text:span text:style-name="T2">&lt;</text:span></text:span><text:span text:style-name="symbol0_5f_cpp"><text:span text:style-name="T1">TypeToCastTo </text:span></text:span><text:span text:style-name="symbol2_5f_cpp"><text:span text:style-name="T2">*</text:span></text:span><text:span text:style-name="symbol1_5f_cpp"><text:span text:style-name="T2">&gt;</text:span></text:span><text:span text:style-name="symbol0_5f_cpp"><text:span text:style-name="T2">(</text:span></text:span><text:span text:style-name="symbol0_5f_cpp"><text:span text:style-name="T1">pointerToCast</text:span></text:span><text:span text:style-name="symbol0_5f_cpp"><text:span text:style-name="T2">)</text:span></text:span><text:span text:style-name="symbol4_5f_cpp"><text:span text:style-name="T2">;</text:span></text:span></text:p>
      <text:p text:style-name="Standard"><text:span text:style-name="symbol0_5f_cpp"><text:span text:style-name="T1"/></text:span></text:p>
      <text:p text:style-name="Standard"><text:span text:style-name="symbol0_5f_cpp"><text:span text:style-name="T1">A static cast is used to convert one type to another. It relies upon compile-time information and is often used for the purposes that the regular C casting method is used – changing pointer types and arithmetic conversions. It works so long as the language supports the conversion between the two types.</text:span></text:span></text:p>
      <text:p text:style-name="Standard"><text:span text:style-name="symbol0_5f_cpp"><text:span text:style-name="T1"/></text:span></text:p>
      <text:p text:style-name="CodeBlock"><text:span text:style-name="symbol0_5f_cpp"><text:span text:style-name="T1">dynamic_cast</text:span></text:span><text:span text:style-name="symbol1_5f_cpp"><text:span text:style-name="T2">&lt;</text:span></text:span><text:span text:style-name="symbol0_5f_cpp"><text:span text:style-name="T1">TypeToCastTo </text:span></text:span><text:span text:style-name="symbol2_5f_cpp"><text:span text:style-name="T2">*</text:span></text:span><text:span text:style-name="symbol1_5f_cpp"><text:span text:style-name="T2">&gt;</text:span></text:span><text:span text:style-name="symbol0_5f_cpp"><text:span text:style-name="T2">(</text:span></text:span><text:span text:style-name="symbol0_5f_cpp"><text:span text:style-name="T1">pointerToCast</text:span></text:span><text:span text:style-name="symbol0_5f_cpp"><text:span text:style-name="T2">)</text:span></text:span><text:span text:style-name="symbol4_5f_cpp"><text:span text:style-name="T2">;</text:span></text:span></text:p>
      <text:p text:style-name="Standard"><text:span text:style-name="symbol0_5f_cpp"><text:span text:style-name="T1"/></text:span></text:p>
      <text:p text:style-name="Standard"><text:span text:style-name="symbol0_5f_cpp"><text:span text:style-name="T1">Aside from static casts, dynamic casts will be one of your most frequently-used cast types when working with Haiku. They are used to safely navigate an inheritance hierarchy. If no inheritance links together the "from" type and the "to" type, </text:span></text:span><text:span text:style-name="Code"><text:span text:style-name="T1">NULL</text:span></text:span><text:span text:style-name="symbol0_5f_cpp"><text:span text:style-name="T1"> will be returned instead. Thus, you can cast to only those pointer types you're supposed to be able cast. We will use one of these in today's project.</text:span></text:span></text:p>
      <text:p text:style-name="Standard"><text:span text:style-name="symbol0_5f_cpp"><text:span text:style-name="T1"/></text:span></text:p>
      <text:p text:style-name="Standard"><text:span text:style-name="symbol0_5f_cpp"><text:span text:style-name="T1"/></text:span></text:p>
      <text:p text:style-name="Standard"><text:span text:style-name="symbol0_5f_cpp"><text:span text:style-name="T1"/></text:span></text:p>
      <text:p text:style-name="CodeBlock"><text:span text:style-name="symbol0_5f_cpp"><text:span text:style-name="T1">const_cast</text:span></text:span><text:span text:style-name="symbol1_5f_cpp"><text:span text:style-name="T2">&lt;</text:span></text:span><text:span text:style-name="symbol0_5f_cpp"><text:span text:style-name="T1">TypeToCastTo </text:span></text:span><text:span text:style-name="symbol2_5f_cpp"><text:span text:style-name="T2">*</text:span></text:span><text:span text:style-name="symbol1_5f_cpp"><text:span text:style-name="T2">&gt;</text:span></text:span><text:span text:style-name="symbol0_5f_cpp"><text:span text:style-name="T2">(</text:span></text:span><text:span text:style-name="symbol0_5f_cpp"><text:span text:style-name="T1">pointerToCast</text:span></text:span><text:span text:style-name="symbol0_5f_cpp"><text:span text:style-name="T2">)</text:span></text:span><text:span text:style-name="symbol4_5f_cpp"><text:span text:style-name="T2">;</text:span></text:span></text:p>
      <text:p text:style-name="Standard"><text:span text:style-name="symbol0_5f_cpp"><text:span text:style-name="T1"/></text:span></text:p>
      <text:p text:style-name="Standard"><text:span text:style-name="symbol0_5f_cpp"><text:span text:style-name="T1">Const casting adds or removes the changeability of a pointer. For example, there are instances where a function will take a non-</text:span></text:span><text:span text:style-name="Code"><text:span text:style-name="T1">const</text:span></text:span><text:span text:style-name="symbol0_5f_cpp"><text:span text:style-name="T1"> parameter that it doesn't change. Passing a constant pointer to one of these functions will require a const cast.</text:span></text:span></text:p>
      <text:p text:style-name="Standard"><text:span text:style-name="symbol0_5f_cpp"><text:span text:style-name="T1"/></text:span></text:p>
      <text:p text:style-name="CodeBlock"><text:span text:style-name="symbol0_5f_cpp"><text:span text:style-name="T1">reinterpret_cast</text:span></text:span><text:span text:style-name="symbol1_5f_cpp"><text:span text:style-name="T2">&lt;</text:span></text:span><text:span text:style-name="symbol0_5f_cpp"><text:span text:style-name="T1">TypeToCastTo </text:span></text:span><text:span text:style-name="symbol2_5f_cpp"><text:span text:style-name="T2">*</text:span></text:span><text:span text:style-name="symbol1_5f_cpp"><text:span text:style-name="T2">&gt;</text:span></text:span><text:span text:style-name="symbol0_5f_cpp"><text:span text:style-name="T2">(</text:span></text:span><text:span text:style-name="symbol0_5f_cpp"><text:span text:style-name="T1">pointerToCast</text:span></text:span><text:span text:style-name="symbol0_5f_cpp"><text:span text:style-name="T2">)</text:span></text:span><text:span text:style-name="symbol4_5f_cpp"><text:span text:style-name="T2">;</text:span></text:span></text:p>
      <text:p text:style-name="Standard"><text:span text:style-name="symbol0_5f_cpp"><text:span text:style-name="T1"/></text:span></text:p>
      <text:p text:style-name="Standard"><text:span text:style-name="symbol0_5f_cpp"><text:span text:style-name="T1">A reinterpret cast is used only rarely. It converts a pointer from one type to another, regardless of whether the two pointers are related or not. Almost all of the tasks which a reinterpret cast can do can be done with a static cast, and the remaining conversions are almost always not portable, so this kind of cast should be used only when absolutely necessary, such as converting between function pointer types.</text:span></text:span></text:p>
      <text:h text:style-name="Heading_20_2" text:outline-level="2"><text:soft-page-break/><text:span text:style-name="symbol0_5f_cpp"><text:span text:style-name="T4">Project: Using List Controls</text:span></text:span></text:h>
      <text:p text:style-name="Standard"><text:span text:style-name="symbol0_5f_cpp"><text:span text:style-name="T1">This project, called ListTitle, will be about using list controls, namely the BListView class. One paradigm found in the Haiku API is that list-based controls use lightweight items. BMenu and BListView actually do most of the work and BMenuItem and BListItem are actually very simple classes. Designing these classes this way saves memory.</text:span></text:span></text:p>
      <text:p text:style-name="Standard"><text:span text:style-name="symbol0_5f_cpp"><text:span text:style-name="T1"/></text:span></text:p>
      <text:list xml:id="list589699603" text:style-name="L1">
        <text:list-item>
          <text:p text:style-name="P5"><text:span text:style-name="symbol0_5f_cpp"><text:span text:style-name="T1">Create a new project in Paladin using the "GUI with Main Window" template to save some typing.</text:span></text:span></text:p>
        </text:list-item>
        <text:list-item>
          <text:p text:style-name="P5"><text:span text:style-name="symbol0_5f_cpp"><text:span text:style-name="T1">Our project and target name will be ListTitle.</text:span></text:span></text:p>
        </text:list-item>
        <text:list-item>
          <text:p text:style-name="P5"><text:span text:style-name="symbol0_5f_cpp"><text:span text:style-name="T1">Once created, open App.cpp, change the MIME signature of the app to "application/x-vnd.test-ListTitle", and close it.</text:span></text:span></text:p>
        </text:list-item>
        <text:list-item>
          <text:p text:style-name="P5"><text:span text:style-name="symbol0_5f_cpp"><text:span text:style-name="T1">Open MainWindow.h, add the include ListView.h to the top of the header.</text:span></text:span></text:p>
        </text:list-item>
        <text:list-item>
          <text:p text:style-name="P5"><text:span text:style-name="symbol0_5f_cpp"><text:span text:style-name="T1">Add a </text:span></text:span><text:span text:style-name="Code"><text:span text:style-name="T1">private:</text:span></text:span><text:span text:style-name="symbol0_5f_cpp"><text:span text:style-name="T1"> access section keyword at the bottom of the MainWindow class definition.</text:span></text:span></text:p>
        </text:list-item>
        <text:list-item>
          <text:p text:style-name="P5"><text:span text:style-name="symbol0_5f_cpp"><text:span text:style-name="T1">In the private section of the MainWindow definition, declare the property </text:span></text:span><text:span text:style-name="Code"><text:span text:style-name="T1">BListView *fListView</text:span></text:span><text:span text:style-name="symbol0_5f_cpp"><text:span text:style-name="T1">. We will be using </text:span></text:span><text:span text:style-name="Code"><text:span text:style-name="T1">fListView</text:span></text:span><text:span text:style-name="symbol0_5f_cpp"><text:span text:style-name="T1"> in more than just the window constructor, so it makes sense to stash away a pointer to it for later use.</text:span></text:span></text:p>
        </text:list-item>
      </text:list>
      <text:p text:style-name="Standard"><text:span text:style-name="symbol0_5f_cpp"><text:span text:style-name="T1"/></text:span></text:p>
      <text:p text:style-name="Standard"><text:span text:style-name="symbol0_5f_cpp"><text:span text:style-name="T1">Now let's get down to business: setting up the MainWindow's controls and making them do something. Open up MainWindow.cpp and change it to this code:</text:span></text:span></text:p>
      <text:p text:style-name="Standard"><text:span text:style-name="symbol0_5f_cpp"><text:span text:style-name="T1"/></text:span></text:p>
      <text:p text:style-name="CodeBlock"><text:span text:style-name="comment1_5f_cpp"><text:span text:style-name="T2">#include "MainWindow.h"</text:span></text:span></text:p>
      <text:p text:style-name="CodeBlock"><text:span text:style-name="symbol0_5f_cpp"><text:span text:style-name="T1"/></text:span></text:p>
      <text:p text:style-name="CodeBlock"><text:span text:style-name="comment1_5f_cpp"><text:span text:style-name="T2">#include &lt;Button.h&gt;</text:span></text:span></text:p>
      <text:p text:style-name="CodeBlock"><text:span text:style-name="comment1_5f_cpp"><text:span text:style-name="T2">#include &lt;ListItem.h&gt;</text:span></text:span></text:p>
      <text:p text:style-name="CodeBlock"><text:span text:style-name="comment1_5f_cpp"><text:span text:style-name="T2">#include &lt;ScrollView.h&gt;</text:span></text:span></text:p>
      <text:p text:style-name="CodeBlock"><text:span text:style-name="symbol0_5f_cpp"><text:span text:style-name="T1"/></text:span></text:p>
      <text:p text:style-name="CodeBlock"><text:span text:style-name="keyword1_5f_cpp"><text:span text:style-name="T2">enum</text:span></text:span></text:p>
      <text:p text:style-name="CodeBlock"><text:span text:style-name="symbol0_5f_cpp"><text:span text:style-name="T2">{</text:span></text:span></text:p>
      <text:p text:style-name="CodeBlock"><text:span text:style-name="symbol0_5f_cpp"><text:span text:style-name="T1"><text:tab/>M_RESET_WINDOW </text:span></text:span><text:span text:style-name="symbol1_5f_cpp"><text:span text:style-name="T2">=</text:span></text:span><text:span text:style-name="symbol0_5f_cpp"><text:span text:style-name="T1"> </text:span></text:span><text:span text:style-name="string_5f_cpp"><text:span text:style-name="T2">'rswn'</text:span></text:span><text:span text:style-name="symbol0_5f_cpp"><text:span text:style-name="T1">,</text:span></text:span></text:p>
      <text:p text:style-name="CodeBlock"><text:span text:style-name="symbol0_5f_cpp"><text:span text:style-name="T1"><text:tab/>M_SET_TITLE </text:span></text:span><text:span text:style-name="symbol1_5f_cpp"><text:span text:style-name="T2">=</text:span></text:span><text:span text:style-name="symbol0_5f_cpp"><text:span text:style-name="T1"> </text:span></text:span><text:span text:style-name="string_5f_cpp"><text:span text:style-name="T2">'sttl'</text:span></text:span></text:p>
      <text:p text:style-name="CodeBlock"><text:span text:style-name="symbol0_5f_cpp"><text:span text:style-name="T2">}</text:span></text:span><text:span text:style-name="symbol4_5f_cpp"><text:span text:style-name="T2">;</text:span></text:span></text:p>
      <text:p text:style-name="CodeBlock"><text:span text:style-name="symbol0_5f_cpp"><text:span text:style-name="T1"/></text:span></text:p>
      <text:p text:style-name="CodeBlock"><text:span text:style-name="symbol0_5f_cpp"><text:span text:style-name="T1">MainWindow</text:span></text:span><text:span text:style-name="symbol4_5f_cpp"><text:span text:style-name="T2">::</text:span></text:span><text:span text:style-name="member1_5f_cpp"><text:span text:style-name="T2">MainWindow</text:span></text:span><text:span text:style-name="symbol0_5f_cpp"><text:span text:style-name="T2">(</text:span></text:span><text:span text:style-name="keyword3_5f_cpp"><text:span text:style-name="T2">void</text:span></text:span><text:span text:style-name="symbol0_5f_cpp"><text:span text:style-name="T2">)</text:span></text:span></text:p>
      <text:p text:style-name="CodeBlock"><text:span text:style-name="symbol0_5f_cpp"><text:span text:style-name="T1"><text:tab/></text:span></text:span><text:span text:style-name="symbol4_5f_cpp"><text:span text:style-name="T2">:</text:span></text:span><text:span text:style-name="symbol0_5f_cpp"><text:span text:style-name="T1"><text:tab/>BWindow</text:span></text:span><text:span text:style-name="symbol0_5f_cpp"><text:span text:style-name="T2">(</text:span></text:span><text:span text:style-name="symbol0_5f_cpp"><text:span text:style-name="T1">BRect</text:span></text:span><text:span text:style-name="symbol0_5f_cpp"><text:span text:style-name="T2">(</text:span></text:span><text:span text:style-name="number_5f_cpp"><text:span text:style-name="T2">100</text:span></text:span><text:span text:style-name="symbol0_5f_cpp"><text:span text:style-name="T1">,</text:span></text:span><text:span text:style-name="number_5f_cpp"><text:span text:style-name="T2">100</text:span></text:span><text:span text:style-name="symbol0_5f_cpp"><text:span text:style-name="T1">,</text:span></text:span><text:span text:style-name="number_5f_cpp"><text:span text:style-name="T2">500</text:span></text:span><text:span text:style-name="symbol0_5f_cpp"><text:span text:style-name="T1">,</text:span></text:span><text:span text:style-name="number_5f_cpp"><text:span text:style-name="T2">400</text:span></text:span><text:span text:style-name="symbol0_5f_cpp"><text:span text:style-name="T2">)</text:span></text:span><text:span text:style-name="symbol0_5f_cpp"><text:span text:style-name="T1">,</text:span></text:span><text:span text:style-name="string_5f_cpp"><text:span text:style-name="T2">"The Weird World of Sports"</text:span></text:span><text:span text:style-name="symbol0_5f_cpp"><text:span text:style-name="T1">, <text:tab/><text:tab/><text:tab/><text:tab/><text:tab/>B_TITLED_WINDOW, B_ASYNCHRONOUS_CONTROLS </text:span></text:span><text:span text:style-name="symbol3_5f_cpp"><text:span text:style-name="T2">|</text:span></text:span></text:p>
      <text:p text:style-name="CodeBlock"><text:span text:style-name="symbol0_5f_cpp"><text:span text:style-name="T1"><text:tab/><text:tab/><text:tab/><text:tab/><text:tab/><text:tab/>B_QUIT_ON_WINDOW_CLOSE</text:span></text:span><text:span text:style-name="symbol0_5f_cpp"><text:span text:style-name="T2">)</text:span></text:span></text:p>
      <text:p text:style-name="CodeBlock"><text:span text:style-name="symbol0_5f_cpp"><text:span text:style-name="T2">{</text:span></text:span></text:p>
      <text:p text:style-name="CodeBlock"><text:span text:style-name="symbol0_5f_cpp"><text:span text:style-name="T1"><text:tab/></text:span></text:span><text:span text:style-name="comment0_5f_cpp"><text:span text:style-name="T2">// Here we will make a BView that covers the white area inside the window so</text:span></text:span></text:p>
      <text:p text:style-name="CodeBlock"><text:span text:style-name="symbol0_5f_cpp"><text:span text:style-name="T1"><text:tab/></text:span></text:span><text:span text:style-name="comment0_5f_cpp"><text:span text:style-name="T2">// we can choose a background color. You'll want to do this in the windows</text:span></text:span></text:p>
      <text:p text:style-name="CodeBlock"><text:span text:style-name="symbol0_5f_cpp"><text:span text:style-name="T1"><text:tab/></text:span></text:span><text:span text:style-name="comment0_5f_cpp"><text:span text:style-name="T2">// of your projects -- your projects will look more professional</text:span></text:span></text:p>
      <text:p text:style-name="CodeBlock"><text:span text:style-name="symbol0_5f_cpp"><text:span text:style-name="T1"><text:tab/>BRect r</text:span></text:span><text:span text:style-name="symbol0_5f_cpp"><text:span text:style-name="T2">(</text:span></text:span><text:span text:style-name="symbol0_5f_cpp"><text:span text:style-name="T1">Bounds</text:span></text:span><text:span text:style-name="symbol0_5f_cpp"><text:span text:style-name="T2">())</text:span></text:span><text:span text:style-name="symbol4_5f_cpp"><text:span text:style-name="T2">;</text:span></text:span></text:p>
      <text:p text:style-name="CodeBlock"><text:span text:style-name="symbol0_5f_cpp"><text:span text:style-name="T1"><text:tab/>BView </text:span></text:span><text:span text:style-name="symbol2_5f_cpp"><text:span text:style-name="T2">*</text:span></text:span><text:span text:style-name="symbol0_5f_cpp"><text:span text:style-name="T1">top </text:span></text:span><text:span text:style-name="symbol1_5f_cpp"><text:span text:style-name="T2">=</text:span></text:span><text:span text:style-name="symbol0_5f_cpp"><text:span text:style-name="T1"> </text:span></text:span><text:span text:style-name="keyword2_5f_cpp"><text:span text:style-name="T2">new</text:span></text:span><text:span text:style-name="symbol0_5f_cpp"><text:span text:style-name="T1"> BView</text:span></text:span><text:span text:style-name="symbol0_5f_cpp"><text:span text:style-name="T2">(</text:span></text:span><text:span text:style-name="symbol0_5f_cpp"><text:span text:style-name="T1">r,</text:span></text:span><text:span text:style-name="string_5f_cpp"><text:span text:style-name="T2">"topview"</text:span></text:span><text:span text:style-name="symbol0_5f_cpp"><text:span text:style-name="T1">,B_FOLLOW_ALL,B_WILL_DRAW</text:span></text:span><text:span text:style-name="symbol0_5f_cpp"><text:span text:style-name="T2">)</text:span></text:span><text:span text:style-name="symbol4_5f_cpp"><text:span text:style-name="T2">;</text:span></text:span></text:p>
      <text:p text:style-name="CodeBlock"><text:span text:style-name="symbol0_5f_cpp"><text:span text:style-name="T1"><text:tab/>AddChild</text:span></text:span><text:span text:style-name="symbol0_5f_cpp"><text:span text:style-name="T2">(</text:span></text:span><text:span text:style-name="symbol0_5f_cpp"><text:span text:style-name="T1">top</text:span></text:span><text:span text:style-name="symbol0_5f_cpp"><text:span text:style-name="T2">)</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ui_color() returns a system color, such as the window tab color, menu</text:span></text:span></text:p>
      <text:p text:style-name="CodeBlock"><text:span text:style-name="symbol0_5f_cpp"><text:span text:style-name="T1"><text:tab/></text:span></text:span><text:span text:style-name="comment0_5f_cpp"><text:span text:style-name="T2">// text color, and so forth. The Panel Background color is the one used</text:span></text:span></text:p>
      <text:p text:style-name="CodeBlock"><text:span text:style-name="symbol0_5f_cpp"><text:span text:style-name="T1"><text:tab/></text:span></text:span><text:span text:style-name="comment0_5f_cpp"><text:span text:style-name="T2">// for background views like this one.</text:span></text:span></text:p>
      <text:p text:style-name="CodeBlock"><text:span text:style-name="symbol0_5f_cpp"><text:span text:style-name="T1"><text:tab/>top</text:span></text:span><text:span text:style-name="symbol2_5f_cpp"><text:span text:style-name="T2">-</text:span></text:span><text:span text:style-name="symbol1_5f_cpp"><text:span text:style-name="T2">&gt;</text:span></text:span><text:span text:style-name="symbol0_5f_cpp"><text:span text:style-name="T1">SetViewColor</text:span></text:span><text:span text:style-name="symbol0_5f_cpp"><text:span text:style-name="T2">(</text:span></text:span><text:span text:style-name="symbol0_5f_cpp"><text:span text:style-name="T1">ui_color</text:span></text:span><text:span text:style-name="symbol0_5f_cpp"><text:span text:style-name="T2">(</text:span></text:span><text:span text:style-name="symbol0_5f_cpp"><text:span text:style-name="T1">B_PANEL_BACKGROUND_COLOR</text:span></text:span><text:span text:style-name="symbol0_5f_cpp"><text:span text:style-name="T2">))</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Create a button and place it at the bottom right corner of the window.</text:span></text:span></text:p>
      <text:p text:style-name="CodeBlock"><text:span text:style-name="symbol0_5f_cpp"><text:span text:style-name="T1"><text:tab/></text:span></text:span><text:span text:style-name="comment0_5f_cpp"><text:span text:style-name="T2">// The BRect that we use for the BButton's frame is empty because we're</text:span></text:span></text:p>
      <text:p text:style-name="CodeBlock"><text:span text:style-name="symbol0_5f_cpp"><text:span text:style-name="T1"><text:tab/></text:span></text:span><text:span text:style-name="comment0_5f_cpp"><text:span text:style-name="T2">// going to have it resize itself and then move it to the corner based on</text:span></text:span></text:p>
      <text:p text:style-name="CodeBlock"><text:span text:style-name="symbol0_5f_cpp"><text:span text:style-name="T1"><text:tab/></text:span></text:span><text:span text:style-name="comment0_5f_cpp"><text:span text:style-name="T2">// the actual size of the button, so it's pointless to specify a size</text:span></text:span></text:p>
      <text:p text:style-name="CodeBlock"><text:soft-page-break/><text:span text:style-name="symbol0_5f_cpp"><text:span text:style-name="T1"><text:tab/>BButton </text:span></text:span><text:span text:style-name="symbol2_5f_cpp"><text:span text:style-name="T2">*</text:span></text:span><text:span text:style-name="symbol0_5f_cpp"><text:span text:style-name="T1">reset </text:span></text:span><text:span text:style-name="symbol1_5f_cpp"><text:span text:style-name="T2">=</text:span></text:span><text:span text:style-name="symbol0_5f_cpp"><text:span text:style-name="T1"> </text:span></text:span><text:span text:style-name="keyword2_5f_cpp"><text:span text:style-name="T2">new</text:span></text:span><text:span text:style-name="symbol0_5f_cpp"><text:span text:style-name="T1"> BButton</text:span></text:span><text:span text:style-name="symbol0_5f_cpp"><text:span text:style-name="T2">(</text:span></text:span><text:span text:style-name="symbol0_5f_cpp"><text:span text:style-name="T1">BRect</text:span></text:span><text:span text:style-name="symbol0_5f_cpp"><text:span text:style-name="T2">()</text:span></text:span><text:span text:style-name="symbol0_5f_cpp"><text:span text:style-name="T1">,</text:span></text:span><text:span text:style-name="string_5f_cpp"><text:span text:style-name="T2">"resetbutton"</text:span></text:span><text:span text:style-name="symbol0_5f_cpp"><text:span text:style-name="T1">,</text:span></text:span><text:span text:style-name="string_5f_cpp"><text:span text:style-name="T2">"Reset"</text:span></text:span><text:span text:style-name="symbol0_5f_cpp"><text:span text:style-name="T1">,</text:span></text:span></text:p>
      <text:p text:style-name="CodeBlock"><text:span text:style-name="symbol0_5f_cpp"><text:span text:style-name="T1"><text:tab/><text:tab/><text:tab/><text:tab/><text:tab/><text:tab/></text:span></text:span><text:span text:style-name="keyword2_5f_cpp"><text:span text:style-name="T2">new</text:span></text:span><text:span text:style-name="symbol0_5f_cpp"><text:span text:style-name="T1"> BMessage</text:span></text:span><text:span text:style-name="symbol0_5f_cpp"><text:span text:style-name="T2">(</text:span></text:span><text:span text:style-name="symbol0_5f_cpp"><text:span text:style-name="T1">M_RESET_WINDOW</text:span></text:span><text:span text:style-name="symbol0_5f_cpp"><text:span text:style-name="T2">)</text:span></text:span><text:span text:style-name="symbol0_5f_cpp"><text:span text:style-name="T1">,</text:span></text:span></text:p>
      <text:p text:style-name="CodeBlock"><text:span text:style-name="symbol0_5f_cpp"><text:span text:style-name="T1"><text:tab/><text:tab/><text:tab/><text:tab/><text:tab/><text:tab/>B_FOLLOW_RIGHT </text:span></text:span><text:span text:style-name="symbol3_5f_cpp"><text:span text:style-name="T2">|</text:span></text:span><text:span text:style-name="symbol0_5f_cpp"><text:span text:style-name="T1"> B_FOLLOW_BOTTOM</text:span></text:span><text:span text:style-name="symbol0_5f_cpp"><text:span text:style-name="T2">)</text:span></text:span><text:span text:style-name="symbol4_5f_cpp"><text:span text:style-name="T2">;</text:span></text:span></text:p>
      <text:p text:style-name="CodeBlock"><text:span text:style-name="symbol0_5f_cpp"><text:span text:style-name="T1"><text:tab/>top</text:span></text:span><text:span text:style-name="symbol2_5f_cpp"><text:span text:style-name="T2">-</text:span></text:span><text:span text:style-name="symbol1_5f_cpp"><text:span text:style-name="T2">&gt;</text:span></text:span><text:span text:style-name="symbol0_5f_cpp"><text:span text:style-name="T1">AddChild</text:span></text:span><text:span text:style-name="symbol0_5f_cpp"><text:span text:style-name="T2">(</text:span></text:span><text:span text:style-name="symbol0_5f_cpp"><text:span text:style-name="T1">reset</text:span></text:span><text:span text:style-name="symbol0_5f_cpp"><text:span text:style-name="T2">)</text:span></text:span><text:span text:style-name="symbol4_5f_cpp"><text:span text:style-name="T2">;</text:span></text:span></text:p>
      <text:p text:style-name="CodeBlock"><text:span text:style-name="symbol0_5f_cpp"><text:span text:style-name="T1"><text:tab/>reset</text:span></text:span><text:span text:style-name="symbol2_5f_cpp"><text:span text:style-name="T2">-</text:span></text:span><text:span text:style-name="symbol1_5f_cpp"><text:span text:style-name="T2">&gt;</text:span></text:span><text:span text:style-name="symbol0_5f_cpp"><text:span text:style-name="T1">ResizeToPreferred</text:span></text:span><text:span text:style-name="symbol0_5f_cpp"><text:span text:style-name="T2">()</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Place the button in the bottom right corner of the window with 10 pixels</text:span></text:span></text:p>
      <text:p text:style-name="CodeBlock"><text:span text:style-name="symbol0_5f_cpp"><text:span text:style-name="T1"><text:tab/></text:span></text:span><text:span text:style-name="comment0_5f_cpp"><text:span text:style-name="T2">// of padding between the button and the window edge. 10 pixels is kind of a</text:span></text:span></text:p>
      <text:p text:style-name="CodeBlock"><text:span text:style-name="symbol0_5f_cpp"><text:span text:style-name="T1"><text:tab/></text:span></text:span><text:span text:style-name="comment0_5f_cpp"><text:span text:style-name="T2">// de-facto standard for control padding. It's enough that controls don't</text:span></text:span></text:p>
      <text:p text:style-name="CodeBlock"><text:span text:style-name="symbol0_5f_cpp"><text:span text:style-name="T1"><text:tab/></text:span></text:span><text:span text:style-name="comment0_5f_cpp"><text:span text:style-name="T2">// look crowded without taking up tons of space.</text:span></text:span></text:p>
      <text:p text:style-name="CodeBlock"><text:span text:style-name="symbol0_5f_cpp"><text:span text:style-name="T1"><text:tab/>reset</text:span></text:span><text:span text:style-name="symbol2_5f_cpp"><text:span text:style-name="T2">-</text:span></text:span><text:span text:style-name="symbol1_5f_cpp"><text:span text:style-name="T2">&gt;</text:span></text:span><text:span text:style-name="symbol0_5f_cpp"><text:span text:style-name="T1">MoveTo</text:span></text:span><text:span text:style-name="symbol0_5f_cpp"><text:span text:style-name="T2">(</text:span></text:span><text:span text:style-name="symbol0_5f_cpp"><text:span text:style-name="T1">Bounds</text:span></text:span><text:span text:style-name="symbol0_5f_cpp"><text:span text:style-name="T2">()</text:span></text:span><text:span text:style-name="symbol0_5f_cpp"><text:span text:style-name="T1">.</text:span></text:span><text:span text:style-name="member0_5f_cpp"><text:span text:style-name="T2">right</text:span></text:span><text:span text:style-name="symbol0_5f_cpp"><text:span text:style-name="T1"> </text:span></text:span><text:span text:style-name="symbol2_5f_cpp"><text:span text:style-name="T2">-</text:span></text:span><text:span text:style-name="symbol0_5f_cpp"><text:span text:style-name="T1"> reset</text:span></text:span><text:span text:style-name="symbol2_5f_cpp"><text:span text:style-name="T2">-</text:span></text:span><text:span text:style-name="symbol1_5f_cpp"><text:span text:style-name="T2">&gt;</text:span></text:span><text:span text:style-name="symbol0_5f_cpp"><text:span text:style-name="T1">Bounds</text:span></text:span><text:span text:style-name="symbol0_5f_cpp"><text:span text:style-name="T2">()</text:span></text:span><text:span text:style-name="symbol0_5f_cpp"><text:span text:style-name="T1">.</text:span></text:span><text:span text:style-name="member0_5f_cpp"><text:span text:style-name="T2">Width</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number_5f_cpp"><text:span text:style-name="T2">10.0</text:span></text:span><text:span text:style-name="symbol0_5f_cpp"><text:span text:style-name="T1">,</text:span></text:span></text:p>
      <text:p text:style-name="CodeBlock"><text:span text:style-name="symbol0_5f_cpp"><text:span text:style-name="T1"><text:tab/><text:tab/><text:tab/><text:tab/><text:tab/>Bounds</text:span></text:span><text:span text:style-name="symbol0_5f_cpp"><text:span text:style-name="T2">()</text:span></text:span><text:span text:style-name="symbol0_5f_cpp"><text:span text:style-name="T1">.</text:span></text:span><text:span text:style-name="member0_5f_cpp"><text:span text:style-name="T2">bottom</text:span></text:span><text:span text:style-name="symbol0_5f_cpp"><text:span text:style-name="T1"> </text:span></text:span><text:span text:style-name="symbol2_5f_cpp"><text:span text:style-name="T2">-</text:span></text:span><text:span text:style-name="symbol0_5f_cpp"><text:span text:style-name="T1"> reset</text:span></text:span><text:span text:style-name="symbol2_5f_cpp"><text:span text:style-name="T2">-</text:span></text:span><text:span text:style-name="symbol1_5f_cpp"><text:span text:style-name="T2">&gt;</text:span></text:span><text:span text:style-name="symbol0_5f_cpp"><text:span text:style-name="T1">Bounds</text:span></text:span><text:span text:style-name="symbol0_5f_cpp"><text:span text:style-name="T2">()</text:span></text:span><text:span text:style-name="symbol0_5f_cpp"><text:span text:style-name="T1">.</text:span></text:span><text:span text:style-name="member0_5f_cpp"><text:span text:style-name="T2">Height</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number_5f_cpp"><text:span text:style-name="T2">10.0</text:span></text:span><text:span text:style-name="symbol0_5f_cpp"><text:span text:style-name="T2">)</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r </text:span></text:span><text:span text:style-name="symbol1_5f_cpp"><text:span text:style-name="T2">=</text:span></text:span><text:span text:style-name="symbol0_5f_cpp"><text:span text:style-name="T1"> Bounds</text:span></text:span><text:span text:style-name="symbol0_5f_cpp"><text:span text:style-name="T2">()</text:span></text:span><text:span text:style-name="symbol4_5f_cpp"><text:span text:style-name="T2">;</text:span></text:span></text:p>
      <text:p text:style-name="CodeBlock"><text:span text:style-name="symbol0_5f_cpp"><text:span text:style-name="T1"><text:tab/>r.</text:span></text:span><text:span text:style-name="member0_5f_cpp"><text:span text:style-name="T2">InsetBy</text:span></text:span><text:span text:style-name="symbol0_5f_cpp"><text:span text:style-name="T2">(</text:span></text:span><text:span text:style-name="number_5f_cpp"><text:span text:style-name="T2">10.0</text:span></text:span><text:span text:style-name="symbol0_5f_cpp"><text:span text:style-name="T1">,</text:span></text:span><text:span text:style-name="number_5f_cpp"><text:span text:style-name="T2">10.0</text:span></text:span><text:span text:style-name="symbol0_5f_cpp"><text:span text:style-name="T2">)</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When working with BScrollViews, you must compensate for the width/height</text:span></text:span></text:p>
      <text:p text:style-name="CodeBlock"><text:span text:style-name="symbol0_5f_cpp"><text:span text:style-name="T1"><text:tab/></text:span></text:span><text:span text:style-name="comment0_5f_cpp"><text:span text:style-name="T2">// of the scrollbars when determining the size of the control that we will</text:span></text:span></text:p>
      <text:p text:style-name="CodeBlock"><text:span text:style-name="symbol0_5f_cpp"><text:span text:style-name="T1"><text:tab/></text:span></text:span><text:span text:style-name="comment0_5f_cpp"><text:span text:style-name="T2">// attach to the BScrollView. B_V_SCROLL_BAR_WIDTH is a defined constant for</text:span></text:span></text:p>
      <text:p text:style-name="CodeBlock"><text:span text:style-name="symbol0_5f_cpp"><text:span text:style-name="T1"><text:tab/></text:span></text:span><text:span text:style-name="comment0_5f_cpp"><text:span text:style-name="T2">// the width of the vertical scroll bar.</text:span></text:span></text:p>
      <text:p text:style-name="CodeBlock"><text:span text:style-name="symbol0_5f_cpp"><text:span text:style-name="T1"><text:tab/>r.</text:span></text:span><text:span text:style-name="member0_5f_cpp"><text:span text:style-name="T2">right</text:span></text:span><text:span text:style-name="symbol0_5f_cpp"><text:span text:style-name="T1"> </text:span></text:span><text:span text:style-name="symbol2_5f_cpp"><text:span text:style-name="T2">-</text:span></text:span><text:span text:style-name="symbol1_5f_cpp"><text:span text:style-name="T2">=</text:span></text:span><text:span text:style-name="symbol0_5f_cpp"><text:span text:style-name="T1"> B_V_SCROLL_BAR_WIDTH</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Frame works like Bounds() except that it returns the size and location of</text:span></text:span></text:p>
      <text:p text:style-name="CodeBlock"><text:span text:style-name="symbol0_5f_cpp"><text:span text:style-name="T1"><text:tab/></text:span></text:span><text:span text:style-name="comment0_5f_cpp"><text:span text:style-name="T2">// the control in the coordinate space of the parent view. This will make</text:span></text:span></text:p>
      <text:p text:style-name="CodeBlock"><text:span text:style-name="symbol0_5f_cpp"><text:span text:style-name="T1"><text:tab/></text:span></text:span><text:span text:style-name="comment0_5f_cpp"><text:span text:style-name="T2">// fListView's bottom stop 10 pixels above the button.</text:span></text:span></text:p>
      <text:p text:style-name="CodeBlock"><text:span text:style-name="symbol0_5f_cpp"><text:span text:style-name="T1"><text:tab/>r.</text:span></text:span><text:span text:style-name="member0_5f_cpp"><text:span text:style-name="T2">bottom</text:span></text:span><text:span text:style-name="symbol0_5f_cpp"><text:span text:style-name="T1"> </text:span></text:span><text:span text:style-name="symbol1_5f_cpp"><text:span text:style-name="T2">=</text:span></text:span><text:span text:style-name="symbol0_5f_cpp"><text:span text:style-name="T1"> reset</text:span></text:span><text:span text:style-name="symbol2_5f_cpp"><text:span text:style-name="T2">-</text:span></text:span><text:span text:style-name="symbol1_5f_cpp"><text:span text:style-name="T2">&gt;</text:span></text:span><text:span text:style-name="symbol0_5f_cpp"><text:span text:style-name="T1">Frame</text:span></text:span><text:span text:style-name="symbol0_5f_cpp"><text:span text:style-name="T2">()</text:span></text:span><text:span text:style-name="symbol0_5f_cpp"><text:span text:style-name="T1">.</text:span></text:span><text:span text:style-name="member0_5f_cpp"><text:span text:style-name="T2">top</text:span></text:span><text:span text:style-name="symbol0_5f_cpp"><text:span text:style-name="T1"> </text:span></text:span><text:span text:style-name="symbol2_5f_cpp"><text:span text:style-name="T2">-</text:span></text:span><text:span text:style-name="symbol0_5f_cpp"><text:span text:style-name="T1"> </text:span></text:span><text:span text:style-name="number_5f_cpp"><text:span text:style-name="T2">10.0</text:span></text:span><text:span text:style-name="symbol0_5f_cpp"><text:span text:style-name="T1"> </text:span></text:span><text:span text:style-name="symbol2_5f_cpp"><text:span text:style-name="T2">-</text:span></text:span><text:span text:style-name="symbol0_5f_cpp"><text:span text:style-name="T1"> B_H_SCROLL_BAR_HEIGHT</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Most of these parameters are exactly the same as for BView except that we</text:span></text:span></text:p>
      <text:p text:style-name="CodeBlock"><text:span text:style-name="symbol0_5f_cpp"><text:span text:style-name="T1"><text:tab/></text:span></text:span><text:span text:style-name="comment0_5f_cpp"><text:span text:style-name="T2">// can also specify whether the user is able to select just 1 item in the</text:span></text:span></text:p>
      <text:p text:style-name="CodeBlock"><text:span text:style-name="symbol0_5f_cpp"><text:span text:style-name="T1"><text:tab/></text:span></text:span><text:span text:style-name="comment0_5f_cpp"><text:span text:style-name="T2">// list or multiple items by clicking on items while holding a modifier key</text:span></text:span></text:p>
      <text:p text:style-name="CodeBlock"><text:span text:style-name="symbol0_5f_cpp"><text:span text:style-name="T1"><text:tab/></text:span></text:span><text:span text:style-name="comment0_5f_cpp"><text:span text:style-name="T2">// on the keyboard.</text:span></text:span></text:p>
      <text:p text:style-name="CodeBlock"><text:span text:style-name="symbol0_5f_cpp"><text:span text:style-name="T1"><text:tab/>fListView </text:span></text:span><text:span text:style-name="symbol1_5f_cpp"><text:span text:style-name="T2">=</text:span></text:span><text:span text:style-name="symbol0_5f_cpp"><text:span text:style-name="T1"> </text:span></text:span><text:span text:style-name="keyword2_5f_cpp"><text:span text:style-name="T2">new</text:span></text:span><text:span text:style-name="symbol0_5f_cpp"><text:span text:style-name="T1"> BListView</text:span></text:span><text:span text:style-name="symbol0_5f_cpp"><text:span text:style-name="T2">(</text:span></text:span><text:span text:style-name="symbol0_5f_cpp"><text:span text:style-name="T1">r,</text:span></text:span><text:span text:style-name="string_5f_cpp"><text:span text:style-name="T2">"colorlist"</text:span></text:span><text:span text:style-name="symbol0_5f_cpp"><text:span text:style-name="T1">,B_SINGLE_SELECTION_LIST,</text:span></text:span></text:p>
      <text:p text:style-name="CodeBlock"><text:span text:style-name="symbol0_5f_cpp"><text:span text:style-name="T1"><text:tab/><text:tab/><text:tab/><text:tab/><text:tab/>B_FOLLOW_ALL</text:span></text:span><text:span text:style-name="symbol0_5f_cpp"><text:span text:style-name="T2">)</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We didn't call AddChild on fListView because our BScrollView will do that</text:span></text:span></text:p>
      <text:p text:style-name="CodeBlock"><text:span text:style-name="symbol0_5f_cpp"><text:span text:style-name="T1"><text:tab/></text:span></text:span><text:span text:style-name="comment0_5f_cpp"><text:span text:style-name="T2">// for us. When created, it creates scrollbars and targets the specified</text:span></text:span></text:p>
      <text:p text:style-name="CodeBlock"><text:span text:style-name="symbol0_5f_cpp"><text:span text:style-name="T1"><text:tab/></text:span></text:span><text:span text:style-name="comment0_5f_cpp"><text:span text:style-name="T2">// view for any scrolling they do. When the BScrollView is attached to the</text:span></text:span></text:p>
      <text:p text:style-name="CodeBlock"><text:span text:style-name="symbol0_5f_cpp"><text:span text:style-name="T1"><text:tab/></text:span></text:span><text:span text:style-name="comment0_5f_cpp"><text:span text:style-name="T2">// window, it calls AddChild on fListView for us.</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If we call AddChild on fListView before we create this scrollview, our</text:span></text:span></text:p>
      <text:p text:style-name="CodeBlock"><text:span text:style-name="symbol0_5f_cpp"><text:span text:style-name="T1"><text:tab/></text:span></text:span><text:span text:style-name="comment0_5f_cpp"><text:span text:style-name="T2">// program will drop to the debugger when we call AddChild on the</text:span></text:span></text:p>
      <text:p text:style-name="CodeBlock"><text:span text:style-name="symbol0_5f_cpp"><text:span text:style-name="T1"><text:tab/></text:span></text:span><text:span text:style-name="comment0_5f_cpp"><text:span text:style-name="T2">// BScrollView -- a BView can have only one parent.</text:span></text:span></text:p>
      <text:p text:style-name="CodeBlock"><text:span text:style-name="symbol0_5f_cpp"><text:span text:style-name="T1"><text:tab/>BScrollView </text:span></text:span><text:span text:style-name="symbol2_5f_cpp"><text:span text:style-name="T2">*</text:span></text:span><text:span text:style-name="symbol0_5f_cpp"><text:span text:style-name="T1">scrollView </text:span></text:span><text:span text:style-name="symbol1_5f_cpp"><text:span text:style-name="T2">=</text:span></text:span><text:span text:style-name="symbol0_5f_cpp"><text:span text:style-name="T1"> </text:span></text:span><text:span text:style-name="keyword2_5f_cpp"><text:span text:style-name="T2">new</text:span></text:span><text:span text:style-name="symbol0_5f_cpp"><text:span text:style-name="T1"> BScrollView</text:span></text:span><text:span text:style-name="symbol0_5f_cpp"><text:span text:style-name="T2">(</text:span></text:span><text:span text:style-name="string_5f_cpp"><text:span text:style-name="T2">"scrollview"</text:span></text:span><text:span text:style-name="symbol0_5f_cpp"><text:span text:style-name="T1">,fListView,</text:span></text:span></text:p>
      <text:p text:style-name="CodeBlock"><text:span text:style-name="symbol0_5f_cpp"><text:span text:style-name="T1"><text:tab/><text:tab/><text:tab/><text:tab/><text:tab/><text:tab/><text:tab/>B_FOLLOW_ALL,</text:span></text:span><text:span text:style-name="number_5f_cpp"><text:span text:style-name="T2">0</text:span></text:span><text:span text:style-name="symbol0_5f_cpp"><text:span text:style-name="T1">,</text:span></text:span><text:span text:style-name="keyword1_5f_cpp"><text:span text:style-name="T2">true</text:span></text:span><text:span text:style-name="symbol0_5f_cpp"><text:span text:style-name="T1">,</text:span></text:span><text:span text:style-name="keyword1_5f_cpp"><text:span text:style-name="T2">true</text:span></text:span><text:span text:style-name="symbol0_5f_cpp"><text:span text:style-name="T2">)</text:span></text:span><text:span text:style-name="symbol4_5f_cpp"><text:span text:style-name="T2">;</text:span></text:span></text:p>
      <text:p text:style-name="CodeBlock"><text:span text:style-name="symbol0_5f_cpp"><text:span text:style-name="T1"><text:tab/>top</text:span></text:span><text:span text:style-name="symbol2_5f_cpp"><text:span text:style-name="T2">-</text:span></text:span><text:span text:style-name="symbol1_5f_cpp"><text:span text:style-name="T2">&gt;</text:span></text:span><text:span text:style-name="symbol0_5f_cpp"><text:span text:style-name="T1">AddChild</text:span></text:span><text:span text:style-name="symbol0_5f_cpp"><text:span text:style-name="T2">(</text:span></text:span><text:span text:style-name="symbol0_5f_cpp"><text:span text:style-name="T1">scrollView</text:span></text:span><text:span text:style-name="symbol0_5f_cpp"><text:span text:style-name="T2">)</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A BListView's selection message is sent to the window any time that the</text:span></text:span></text:p>
      <text:p text:style-name="CodeBlock"><text:span text:style-name="symbol0_5f_cpp"><text:span text:style-name="T1"><text:tab/></text:span></text:span><text:span text:style-name="comment0_5f_cpp"><text:span text:style-name="T2">// list's selection changes.</text:span></text:span></text:p>
      <text:p text:style-name="CodeBlock"><text:span text:style-name="symbol0_5f_cpp"><text:span text:style-name="T1"><text:tab/>fListView</text:span></text:span><text:span text:style-name="symbol2_5f_cpp"><text:span text:style-name="T2">-</text:span></text:span><text:span text:style-name="symbol1_5f_cpp"><text:span text:style-name="T2">&gt;</text:span></text:span><text:span text:style-name="symbol0_5f_cpp"><text:span text:style-name="T1">SetSelectionMessage</text:span></text:span><text:span text:style-name="symbol0_5f_cpp"><text:span text:style-name="T2">(</text:span></text:span><text:span text:style-name="keyword2_5f_cpp"><text:span text:style-name="T2">new</text:span></text:span><text:span text:style-name="symbol0_5f_cpp"><text:span text:style-name="T1"> BMessage</text:span></text:span><text:span text:style-name="symbol0_5f_cpp"><text:span text:style-name="T2">(</text:span></text:span><text:span text:style-name="symbol0_5f_cpp"><text:span text:style-name="T1">M_SET_TITLE</text:span></text:span><text:span text:style-name="symbol0_5f_cpp"><text:span text:style-name="T2">))</text:span></text:span><text:span text:style-name="symbol4_5f_cpp"><text:span text:style-name="T2">;</text:span></text:span></text:p>
      <text:p text:style-name="CodeBlock"><text:span text:style-name="symbol0_5f_cpp"><text:span text:style-name="T1"><text:tab/></text:span></text:span></text:p>
      <text:p text:style-name="CodeBlock"><text:span text:style-name="symbol0_5f_cpp"><text:span text:style-name="T1"><text:tab/>fListView</text:span></text:span><text:span text:style-name="symbol2_5f_cpp"><text:span text:style-name="T2">-</text:span></text:span><text:span text:style-name="symbol1_5f_cpp"><text:span text:style-name="T2">&gt;</text:span></text:span><text:span text:style-name="symbol0_5f_cpp"><text:span text:style-name="T1">AddItem</text:span></text:span><text:span text:style-name="symbol0_5f_cpp"><text:span text:style-name="T2">(</text:span></text:span><text:span text:style-name="keyword2_5f_cpp"><text:span text:style-name="T2">new</text:span></text:span><text:span text:style-name="symbol0_5f_cpp"><text:span text:style-name="T1"> BStringItem</text:span></text:span><text:span text:style-name="symbol0_5f_cpp"><text:span text:style-name="T2">(</text:span></text:span><text:span text:style-name="string_5f_cpp"><text:span text:style-name="T2">"Toe Wrestling"</text:span></text:span><text:span text:style-name="symbol0_5f_cpp"><text:span text:style-name="T2">))</text:span></text:span><text:span text:style-name="symbol4_5f_cpp"><text:span text:style-name="T2">;</text:span></text:span></text:p>
      <text:p text:style-name="CodeBlock"><text:span text:style-name="symbol0_5f_cpp"><text:span text:style-name="T1"><text:tab/>fListView</text:span></text:span><text:span text:style-name="symbol2_5f_cpp"><text:span text:style-name="T2">-</text:span></text:span><text:span text:style-name="symbol1_5f_cpp"><text:span text:style-name="T2">&gt;</text:span></text:span><text:span text:style-name="symbol0_5f_cpp"><text:span text:style-name="T1">AddItem</text:span></text:span><text:span text:style-name="symbol0_5f_cpp"><text:span text:style-name="T2">(</text:span></text:span><text:span text:style-name="keyword2_5f_cpp"><text:span text:style-name="T2">new</text:span></text:span><text:span text:style-name="symbol0_5f_cpp"><text:span text:style-name="T1"> BStringItem</text:span></text:span><text:span text:style-name="symbol0_5f_cpp"><text:span text:style-name="T2">(</text:span></text:span><text:span text:style-name="string_5f_cpp"><text:span text:style-name="T2">"Electric Toilet Racing"</text:span></text:span><text:span text:style-name="symbol0_5f_cpp"><text:span text:style-name="T2">))</text:span></text:span><text:span text:style-name="symbol4_5f_cpp"><text:span text:style-name="T2">;</text:span></text:span></text:p>
      <text:p text:style-name="CodeBlock"><text:span text:style-name="symbol0_5f_cpp"><text:span text:style-name="T1"><text:tab/>fListView</text:span></text:span><text:span text:style-name="symbol2_5f_cpp"><text:span text:style-name="T2">-</text:span></text:span><text:span text:style-name="symbol1_5f_cpp"><text:span text:style-name="T2">&gt;</text:span></text:span><text:span text:style-name="symbol0_5f_cpp"><text:span text:style-name="T1">AddItem</text:span></text:span><text:span text:style-name="symbol0_5f_cpp"><text:span text:style-name="T2">(</text:span></text:span><text:span text:style-name="keyword2_5f_cpp"><text:span text:style-name="T2">new</text:span></text:span><text:span text:style-name="symbol0_5f_cpp"><text:span text:style-name="T1"> BStringItem</text:span></text:span><text:span text:style-name="symbol0_5f_cpp"><text:span text:style-name="T2">(</text:span></text:span><text:span text:style-name="string_5f_cpp"><text:span text:style-name="T2">"Bog Snorkeling"</text:span></text:span><text:span text:style-name="symbol0_5f_cpp"><text:span text:style-name="T2">))</text:span></text:span><text:span text:style-name="symbol4_5f_cpp"><text:span text:style-name="T2">;</text:span></text:span></text:p>
      <text:p text:style-name="CodeBlock"><text:span text:style-name="symbol0_5f_cpp"><text:span text:style-name="T1"><text:tab/>fListView</text:span></text:span><text:span text:style-name="symbol2_5f_cpp"><text:span text:style-name="T2">-</text:span></text:span><text:span text:style-name="symbol1_5f_cpp"><text:span text:style-name="T2">&gt;</text:span></text:span><text:span text:style-name="symbol0_5f_cpp"><text:span text:style-name="T1">AddItem</text:span></text:span><text:span text:style-name="symbol0_5f_cpp"><text:span text:style-name="T2">(</text:span></text:span><text:span text:style-name="keyword2_5f_cpp"><text:span text:style-name="T2">new</text:span></text:span><text:span text:style-name="symbol0_5f_cpp"><text:span text:style-name="T1"> BStringItem</text:span></text:span><text:span text:style-name="symbol0_5f_cpp"><text:span text:style-name="T2">(</text:span></text:span><text:span text:style-name="string_5f_cpp"><text:span text:style-name="T2">"Chess Boxing"</text:span></text:span><text:span text:style-name="symbol0_5f_cpp"><text:span text:style-name="T2">))</text:span></text:span><text:span text:style-name="symbol4_5f_cpp"><text:span text:style-name="T2">;</text:span></text:span></text:p>
      <text:p text:style-name="CodeBlock"><text:span text:style-name="symbol0_5f_cpp"><text:span text:style-name="T1"><text:tab/>fListView</text:span></text:span><text:span text:style-name="symbol2_5f_cpp"><text:span text:style-name="T2">-</text:span></text:span><text:span text:style-name="symbol1_5f_cpp"><text:span text:style-name="T2">&gt;</text:span></text:span><text:span text:style-name="symbol0_5f_cpp"><text:span text:style-name="T1">AddItem</text:span></text:span><text:span text:style-name="symbol0_5f_cpp"><text:span text:style-name="T2">(</text:span></text:span><text:span text:style-name="keyword2_5f_cpp"><text:span text:style-name="T2">new</text:span></text:span><text:span text:style-name="symbol0_5f_cpp"><text:span text:style-name="T1"> BStringItem</text:span></text:span><text:span text:style-name="symbol0_5f_cpp"><text:span text:style-name="T2">(</text:span></text:span><text:span text:style-name="string_5f_cpp"><text:span text:style-name="T2">"Cheese Rolling"</text:span></text:span><text:span text:style-name="symbol0_5f_cpp"><text:span text:style-name="T2">))</text:span></text:span><text:span text:style-name="symbol4_5f_cpp"><text:span text:style-name="T2">;</text:span></text:span></text:p>
      <text:p text:style-name="CodeBlock"><text:span text:style-name="symbol4_5f_cpp"><text:span text:style-name="T2"/></text:span></text:p>
      <text:p text:style-name="CodeBlock"><text:span text:style-name="symbol0_5f_cpp"><text:span text:style-name="T1"><text:tab/>fListView</text:span></text:span><text:span text:style-name="symbol2_5f_cpp"><text:span text:style-name="T2">-</text:span></text:span><text:span text:style-name="symbol1_5f_cpp"><text:span text:style-name="T2">&gt;</text:span></text:span><text:span text:style-name="symbol0_5f_cpp"><text:span text:style-name="T1">AddItem</text:span></text:span><text:span text:style-name="symbol0_5f_cpp"><text:span text:style-name="T2">(</text:span></text:span><text:span text:style-name="keyword2_5f_cpp"><text:span text:style-name="T2">new</text:span></text:span><text:span text:style-name="symbol0_5f_cpp"><text:span text:style-name="T1"> BStringItem</text:span></text:span><text:span text:style-name="symbol0_5f_cpp"><text:span text:style-name="T2">(</text:span></text:span><text:span text:style-name="string_5f_cpp"><text:span text:style-name="T2">"Unicycle Polo"</text:span></text:span><text:span text:style-name="symbol0_5f_cpp"><text:span text:style-name="T2">))</text:span></text:span><text:span text:style-name="symbol4_5f_cpp"><text:span text:style-name="T2">;</text:span></text:span></text:p>
      <text:p text:style-name="CodeBlock"><text:span text:style-name="symbol0_5f_cpp"><text:span text:style-name="T2">}</text:span></text:span></text:p>
      <text:p text:style-name="CodeBlock"><text:soft-page-break/><text:span text:style-name="symbol0_5f_cpp"><text:span text:style-name="T1"/></text:span></text:p>
      <text:p text:style-name="CodeBlock"><text:span text:style-name="symbol0_5f_cpp"><text:span text:style-name="T1"/></text:span></text:p>
      <text:p text:style-name="CodeBlock"><text:span text:style-name="keyword3_5f_cpp"><text:span text:style-name="T2">void</text:span></text:span></text:p>
      <text:p text:style-name="CodeBlock"><text:span text:style-name="symbol0_5f_cpp"><text:span text:style-name="T1">MainWindow</text:span></text:span><text:span text:style-name="symbol4_5f_cpp"><text:span text:style-name="T2">::</text:span></text:span><text:span text:style-name="member1_5f_cpp"><text:span text:style-name="T2">MessageReceived</text:span></text:span><text:span text:style-name="symbol0_5f_cpp"><text:span text:style-name="T2">(</text:span></text:span><text:span text:style-name="symbol0_5f_cpp"><text:span text:style-name="T1">BMessage </text:span></text:span><text:span text:style-name="symbol2_5f_cpp"><text:span text:style-name="T2">*</text:span></text:span><text:span text:style-name="symbol0_5f_cpp"><text:span text:style-name="T1">msg</text:span></text:span><text:span text:style-name="symbol0_5f_cpp"><text:span text:style-name="T2">)</text:span></text:span></text:p>
      <text:p text:style-name="CodeBlock"><text:span text:style-name="symbol0_5f_cpp"><text:span text:style-name="T2">{</text:span></text:span></text:p>
      <text:p text:style-name="CodeBlock"><text:span text:style-name="symbol0_5f_cpp"><text:span text:style-name="T1"><text:tab/></text:span></text:span><text:span text:style-name="keyword0_5f_cpp"><text:span text:style-name="T2">switch</text:span></text:span><text:span text:style-name="symbol0_5f_cpp"><text:span text:style-name="T1"> </text:span></text:span><text:span text:style-name="symbol0_5f_cpp"><text:span text:style-name="T2">(</text:span></text:span><text:span text:style-name="symbol0_5f_cpp"><text:span text:style-name="T1">msg</text:span></text:span><text:span text:style-name="symbol2_5f_cpp"><text:span text:style-name="T2">-</text:span></text:span><text:span text:style-name="symbol1_5f_cpp"><text:span text:style-name="T2">&gt;</text:span></text:span><text:span text:style-name="symbol0_5f_cpp"><text:span text:style-name="T1">what</text:span></text:span><text:span text:style-name="symbol0_5f_cpp"><text:span text:style-name="T2">)</text:span></text:span></text:p>
      <text:p text:style-name="CodeBlock"><text:span text:style-name="symbol0_5f_cpp"><text:span text:style-name="T1"><text:tab/></text:span></text:span><text:span text:style-name="symbol0_5f_cpp"><text:span text:style-name="T2">{</text:span></text:span></text:p>
      <text:p text:style-name="CodeBlock"><text:span text:style-name="symbol0_5f_cpp"><text:span text:style-name="T1"><text:tab/><text:tab/></text:span></text:span><text:span text:style-name="keyword0_5f_cpp"><text:span text:style-name="T2">case</text:span></text:span><text:span text:style-name="symbol0_5f_cpp"><text:span text:style-name="T1"> M_RESET_WINDOW</text:span></text:span><text:span text:style-name="symbol4_5f_cpp"><text:span text:style-name="T2">:</text:span></text:span></text:p>
      <text:p text:style-name="CodeBlock"><text:span text:style-name="symbol0_5f_cpp"><text:span text:style-name="T1"><text:tab/><text:tab/></text:span></text:span><text:span text:style-name="symbol0_5f_cpp"><text:span text:style-name="T2">{</text:span></text:span></text:p>
      <text:p text:style-name="CodeBlock"><text:span text:style-name="symbol0_5f_cpp"><text:span text:style-name="T1"><text:tab/><text:tab/><text:tab/>fListView</text:span></text:span><text:span text:style-name="symbol2_5f_cpp"><text:span text:style-name="T2">-</text:span></text:span><text:span text:style-name="symbol1_5f_cpp"><text:span text:style-name="T2">&gt;</text:span></text:span><text:span text:style-name="symbol0_5f_cpp"><text:span text:style-name="T1">DeselectAll</text:span></text:span><text:span text:style-name="symbol0_5f_cpp"><text:span text:style-name="T2">()</text:span></text:span><text:span text:style-name="symbol4_5f_cpp"><text:span text:style-name="T2">;</text:span></text:span></text:p>
      <text:p text:style-name="CodeBlock"><text:span text:style-name="symbol0_5f_cpp"><text:span text:style-name="T1"><text:tab/><text:tab/><text:tab/></text:span></text:span><text:span text:style-name="keyword0_5f_cpp"><text:span text:style-name="T2">break</text:span></text:span><text:span text:style-name="symbol4_5f_cpp"><text:span text:style-name="T2">;</text:span></text:span></text:p>
      <text:p text:style-name="CodeBlock"><text:span text:style-name="symbol0_5f_cpp"><text:span text:style-name="T1"><text:tab/><text:tab/></text:span></text:span><text:span text:style-name="symbol0_5f_cpp"><text:span text:style-name="T2">}</text:span></text:span></text:p>
      <text:p text:style-name="CodeBlock"><text:span text:style-name="symbol0_5f_cpp"><text:span text:style-name="T1"><text:tab/><text:tab/></text:span></text:span><text:span text:style-name="keyword0_5f_cpp"><text:span text:style-name="T2">case</text:span></text:span><text:span text:style-name="symbol0_5f_cpp"><text:span text:style-name="T1"> M_SET_TITLE</text:span></text:span><text:span text:style-name="symbol4_5f_cpp"><text:span text:style-name="T2">:</text:span></text:span></text:p>
      <text:p text:style-name="CodeBlock"><text:span text:style-name="symbol0_5f_cpp"><text:span text:style-name="T1"><text:tab/><text:tab/></text:span></text:span><text:span text:style-name="symbol0_5f_cpp"><text:span text:style-name="T2">{</text:span></text:span></text:p>
      <text:p text:style-name="CodeBlock"><text:span text:style-name="symbol0_5f_cpp"><text:span text:style-name="T1"><text:tab/><text:tab/><text:tab/>int32 selection </text:span></text:span><text:span text:style-name="symbol1_5f_cpp"><text:span text:style-name="T2">=</text:span></text:span><text:span text:style-name="symbol0_5f_cpp"><text:span text:style-name="T1"> fListView</text:span></text:span><text:span text:style-name="symbol2_5f_cpp"><text:span text:style-name="T2">-</text:span></text:span><text:span text:style-name="symbol1_5f_cpp"><text:span text:style-name="T2">&gt;</text:span></text:span><text:span text:style-name="symbol0_5f_cpp"><text:span text:style-name="T1">CurrentSelection</text:span></text:span><text:span text:style-name="symbol0_5f_cpp"><text:span text:style-name="T2">()</text:span></text:span><text:span text:style-name="symbol4_5f_cpp"><text:span text:style-name="T2">;</text:span></text:span></text:p>
      <text:p text:style-name="CodeBlock"><text:span text:style-name="symbol0_5f_cpp"><text:span text:style-name="T1"><text:tab/><text:tab/><text:tab/></text:span></text:span></text:p>
      <text:p text:style-name="CodeBlock"><text:span text:style-name="symbol0_5f_cpp"><text:span text:style-name="T1"><text:tab/><text:tab/><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selection </text:span></text:span><text:span text:style-name="symbol1_5f_cpp"><text:span text:style-name="T2">&lt;</text:span></text:span><text:span text:style-name="symbol0_5f_cpp"><text:span text:style-name="T1"> </text:span></text:span><text:span text:style-name="number_5f_cpp"><text:span text:style-name="T2">0</text:span></text:span><text:span text:style-name="symbol0_5f_cpp"><text:span text:style-name="T2">)</text:span></text:span></text:p>
      <text:p text:style-name="CodeBlock"><text:span text:style-name="symbol0_5f_cpp"><text:span text:style-name="T1"><text:tab/><text:tab/><text:tab/></text:span></text:span><text:span text:style-name="symbol0_5f_cpp"><text:span text:style-name="T2">{</text:span></text:span></text:p>
      <text:p text:style-name="CodeBlock"><text:span text:style-name="symbol0_5f_cpp"><text:span text:style-name="T1"><text:tab/><text:tab/><text:tab/><text:tab/></text:span></text:span><text:span text:style-name="comment0_5f_cpp"><text:span text:style-name="T2">// This code is here because when we press the Reset</text:span></text:span></text:p>
      <text:p text:style-name="CodeBlock"><text:span text:style-name="symbol0_5f_cpp"><text:span text:style-name="T1"><text:tab/><text:tab/><text:tab/><text:tab/></text:span></text:span><text:span text:style-name="comment0_5f_cpp"><text:span text:style-name="T2">// button, the selection changes and an M_SET_TITLE</text:span></text:span></text:p>
      <text:p text:style-name="CodeBlock"><text:span text:style-name="symbol0_5f_cpp"><text:span text:style-name="T1"><text:tab/><text:tab/><text:tab/><text:tab/></text:span></text:span><text:span text:style-name="comment0_5f_cpp"><text:span text:style-name="T2">// message is sent, but because nothing is selected,</text:span></text:span></text:p>
      <text:p text:style-name="CodeBlock"><text:span text:style-name="symbol0_5f_cpp"><text:span text:style-name="T1"><text:tab/><text:tab/><text:tab/><text:tab/></text:span></text:span><text:span text:style-name="comment0_5f_cpp"><text:span text:style-name="T2">// CurrentSelection() returns -1.</text:span></text:span></text:p>
      <text:p text:style-name="CodeBlock"><text:span text:style-name="symbol0_5f_cpp"><text:span text:style-name="T1"><text:tab/><text:tab/><text:tab/><text:tab/>SetTitle</text:span></text:span><text:span text:style-name="symbol0_5f_cpp"><text:span text:style-name="T2">(</text:span></text:span><text:span text:style-name="string_5f_cpp"><text:span text:style-name="T2">"The Weird World of Sports"</text:span></text:span><text:span text:style-name="symbol0_5f_cpp"><text:span text:style-name="T2">)</text:span></text:span><text:span text:style-name="symbol4_5f_cpp"><text:span text:style-name="T2">;</text:span></text:span></text:p>
      <text:p text:style-name="CodeBlock"><text:span text:style-name="symbol0_5f_cpp"><text:span text:style-name="T1"><text:tab/><text:tab/><text:tab/><text:tab/></text:span></text:span><text:span text:style-name="keyword0_5f_cpp"><text:span text:style-name="T2">break</text:span></text:span><text:span text:style-name="symbol4_5f_cpp"><text:span text:style-name="T2">;</text:span></text:span></text:p>
      <text:p text:style-name="CodeBlock"><text:span text:style-name="symbol0_5f_cpp"><text:span text:style-name="T1"><text:tab/><text:tab/><text:tab/></text:span></text:span><text:span text:style-name="symbol0_5f_cpp"><text:span text:style-name="T2">}</text:span></text:span></text:p>
      <text:p text:style-name="CodeBlock"><text:span text:style-name="symbol0_5f_cpp"><text:span text:style-name="T1"><text:tab/><text:tab/><text:tab/></text:span></text:span></text:p>
      <text:p text:style-name="CodeBlock"><text:span text:style-name="symbol0_5f_cpp"><text:span text:style-name="T1"><text:tab/><text:tab/><text:tab/>BStringItem </text:span></text:span><text:span text:style-name="symbol2_5f_cpp"><text:span text:style-name="T2">*</text:span></text:span><text:span text:style-name="symbol0_5f_cpp"><text:span text:style-name="T1">item </text:span></text:span><text:span text:style-name="symbol1_5f_cpp"><text:span text:style-name="T2">=</text:span></text:span><text:span text:style-name="symbol0_5f_cpp"><text:span text:style-name="T1"> dynamic_cast</text:span></text:span><text:span text:style-name="symbol1_5f_cpp"><text:span text:style-name="T2">&lt;</text:span></text:span><text:span text:style-name="symbol0_5f_cpp"><text:span text:style-name="T1">BStringItem</text:span></text:span><text:span text:style-name="symbol2_5f_cpp"><text:span text:style-name="T2">*</text:span></text:span><text:span text:style-name="symbol1_5f_cpp"><text:span text:style-name="T2">&gt;</text:span></text:span><text:span text:style-name="symbol0_5f_cpp"><text:span text:style-name="T2">(</text:span></text:span></text:p>
      <text:p text:style-name="CodeBlock"><text:span text:style-name="symbol0_5f_cpp"><text:span text:style-name="T1"><text:tab/><text:tab/><text:tab/><text:tab/><text:tab/><text:tab/><text:tab/><text:tab/>fListView</text:span></text:span><text:span text:style-name="symbol2_5f_cpp"><text:span text:style-name="T2">-</text:span></text:span><text:span text:style-name="symbol1_5f_cpp"><text:span text:style-name="T2">&gt;</text:span></text:span><text:span text:style-name="symbol0_5f_cpp"><text:span text:style-name="T1">ItemAt</text:span></text:span><text:span text:style-name="symbol0_5f_cpp"><text:span text:style-name="T2">(</text:span></text:span><text:span text:style-name="symbol0_5f_cpp"><text:span text:style-name="T1">selection</text:span></text:span><text:span text:style-name="symbol0_5f_cpp"><text:span text:style-name="T2">))</text:span></text:span><text:span text:style-name="symbol4_5f_cpp"><text:span text:style-name="T2">;</text:span></text:span></text:p>
      <text:p text:style-name="CodeBlock"><text:span text:style-name="symbol0_5f_cpp"><text:span text:style-name="T1"><text:tab/><text:tab/><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item</text:span></text:span><text:span text:style-name="symbol0_5f_cpp"><text:span text:style-name="T2">)</text:span></text:span></text:p>
      <text:p text:style-name="CodeBlock"><text:span text:style-name="symbol0_5f_cpp"><text:span text:style-name="T1"><text:tab/><text:tab/><text:tab/><text:tab/>SetTitle</text:span></text:span><text:span text:style-name="symbol0_5f_cpp"><text:span text:style-name="T2">(</text:span></text:span><text:span text:style-name="symbol0_5f_cpp"><text:span text:style-name="T1">item</text:span></text:span><text:span text:style-name="symbol2_5f_cpp"><text:span text:style-name="T2">-</text:span></text:span><text:span text:style-name="symbol1_5f_cpp"><text:span text:style-name="T2">&gt;</text:span></text:span><text:span text:style-name="symbol0_5f_cpp"><text:span text:style-name="T1">Text</text:span></text:span><text:span text:style-name="symbol0_5f_cpp"><text:span text:style-name="T2">())</text:span></text:span><text:span text:style-name="symbol4_5f_cpp"><text:span text:style-name="T2">;</text:span></text:span></text:p>
      <text:p text:style-name="CodeBlock"><text:span text:style-name="symbol0_5f_cpp"><text:span text:style-name="T1"><text:tab/><text:tab/><text:tab/></text:span></text:span><text:span text:style-name="keyword0_5f_cpp"><text:span text:style-name="T2">break</text:span></text:span><text:span text:style-name="symbol4_5f_cpp"><text:span text:style-name="T2">;</text:span></text:span></text:p>
      <text:p text:style-name="CodeBlock"><text:span text:style-name="symbol0_5f_cpp"><text:span text:style-name="T1"><text:tab/><text:tab/></text:span></text:span><text:span text:style-name="symbol0_5f_cpp"><text:span text:style-name="T2">}</text:span></text:span></text:p>
      <text:p text:style-name="CodeBlock"><text:span text:style-name="symbol0_5f_cpp"><text:span text:style-name="T1"><text:tab/><text:tab/></text:span></text:span><text:span text:style-name="keyword0_5f_cpp"><text:span text:style-name="T2">default</text:span></text:span><text:span text:style-name="symbol4_5f_cpp"><text:span text:style-name="T2">:</text:span></text:span></text:p>
      <text:p text:style-name="CodeBlock"><text:span text:style-name="symbol0_5f_cpp"><text:span text:style-name="T1"><text:tab/><text:tab/></text:span></text:span><text:span text:style-name="symbol0_5f_cpp"><text:span text:style-name="T2">{</text:span></text:span></text:p>
      <text:p text:style-name="CodeBlock"><text:span text:style-name="symbol0_5f_cpp"><text:span text:style-name="T1"><text:tab/><text:tab/><text:tab/>BWindow</text:span></text:span><text:span text:style-name="symbol4_5f_cpp"><text:span text:style-name="T2">::</text:span></text:span><text:span text:style-name="member1_5f_cpp"><text:span text:style-name="T2">MessageReceived</text:span></text:span><text:span text:style-name="symbol0_5f_cpp"><text:span text:style-name="T2">(</text:span></text:span><text:span text:style-name="symbol0_5f_cpp"><text:span text:style-name="T1">msg</text:span></text:span><text:span text:style-name="symbol0_5f_cpp"><text:span text:style-name="T2">)</text:span></text:span><text:span text:style-name="symbol4_5f_cpp"><text:span text:style-name="T2">;</text:span></text:span></text:p>
      <text:p text:style-name="CodeBlock"><text:span text:style-name="symbol0_5f_cpp"><text:span text:style-name="T1"><text:tab/><text:tab/><text:tab/></text:span></text:span><text:span text:style-name="keyword0_5f_cpp"><text:span text:style-name="T2">break</text:span></text:span><text:span text:style-name="symbol4_5f_cpp"><text:span text:style-name="T2">;</text:span></text:span></text:p>
      <text:p text:style-name="CodeBlock"><text:span text:style-name="symbol0_5f_cpp"><text:span text:style-name="T1"><text:tab/><text:tab/></text:span></text:span><text:span text:style-name="symbol0_5f_cpp"><text:span text:style-name="T2">}</text:span></text:span></text:p>
      <text:p text:style-name="CodeBlock"><text:span text:style-name="symbol0_5f_cpp"><text:span text:style-name="T1"><text:tab/></text:span></text:span><text:span text:style-name="symbol0_5f_cpp"><text:span text:style-name="T2">}</text:span></text:span></text:p>
      <text:p text:style-name="CodeBlock"><text:span text:style-name="symbol0_5f_cpp"><text:span text:style-name="T2">}</text:span></text:span></text:p>
      <text:p text:style-name="Standard"><text:span text:style-name="symbol0_5f_cpp"><text:span text:style-name="T1"/></text:span></text:p>
      <text:p text:style-name="Standard"><text:span text:style-name="T1">There's not really that much to this project that's terribly different from the last one. By calling the BListView's </text:span><text:span text:style-name="Code"><text:span text:style-name="T1">SetSelectionMessage()</text:span></text:span><text:span text:style-name="T1"> method, we cause the title to be updated any time the user clicks on an item in the list. Most of the time we use a BListView we won't use this method. It's much more common to call a related one: </text:span><text:span text:style-name="Code"><text:span text:style-name="T1">SetInvocationMessage()</text:span></text:span><text:span text:style-name="T1">, which sends a message whenever the user double-clicks on an item. Note that </text:span><text:span text:style-name="Code"><text:span text:style-name="T1">DeselectAll()</text:span></text:span><text:span text:style-name="T1"> also causes a selection message to be sent even though there isn't a selection, so it is necessary to handle the case when </text:span><text:span text:style-name="Code"><text:span text:style-name="T1">CurrentSelection()</text:span></text:span><text:span text:style-name="T1"> returns a negative value, signifying no selection.</text:span></text:p>
      <text:p text:style-name="P3"/>
      <text:p text:style-name="Standard"><text:span text:style-name="T1">Hopefully you're getting a feel for how BViews and regular controls are put together in applications. Most of them require a </text:span><text:span text:style-name="Code"><text:span text:style-name="T1">BRect</text:span></text:span><text:span text:style-name="T1"> for the size and location, a </text:span><text:span text:style-name="Code"><text:span text:style-name="T1">const char *</text:span></text:span><text:span text:style-name="T1"> for the name of the control, and two integers for the resizing mode and some behavior flags. Many classes also have a label and a message that is sent when the control is changed or invoked, especially those derived from BControl. Once a control is created, it is attached to the BWindow or a BView via </text:span><text:span text:style-name="Code"><text:span text:style-name="T1">AddChild()</text:span></text:span><text:span text:style-name="T1">. The message sent </text:span><text:span text:style-name="T1">by the control is often sent to the window to which the control is attached, but it can be redirected to </text:span><text:span text:style-name="T1">another target, such as the parent BView or to the global BApplication.</text:span></text:p>
      <text:h text:style-name="Heading_20_2" text:outline-level="2"><text:soft-page-break/><text:span text:style-name="symbol0_5f_cpp"><text:span text:style-name="T3">Classes and Methods to Remember</text:span></text:span></text:h>
      <text:h text:style-name="Heading_20_3" text:outline-level="3"><text:span text:style-name="symbol0_5f_cpp"><text:span text:style-name="T5">BControl</text:span></text:span></text:h>
      <text:list xml:id="list1536456636" text:style-name="L2">
        <text:list-item>
          <text:p text:style-name="P6"><text:span text:style-name="Code"><text:span text:style-name="T1">ResizeToPreferred(void)</text:span></text:span><text:span text:style-name="symbol0_5f_cpp"><text:span text:style-name="T1"> – </text:span></text:span><text:span text:style-name="T1">A derived class will resize itself to a good size to display its label and content.</text:span></text:p>
        </text:list-item>
        <text:list-item>
          <text:p text:style-name="P6"><text:span text:style-name="Code"><text:span text:style-name="T1">SetLabel(const char *label)</text:span></text:span><text:span text:style-name="symbol0_5f_cpp"><text:span text:style-name="T1"> / </text:span></text:span><text:span text:style-name="Code"><text:span text:style-name="T1">const char * Label(void)</text:span></text:span><text:span text:style-name="symbol0_5f_cpp"><text:span text:style-name="T1"> – </text:span></text:span><text:span text:style-name="T1">Methods to get and set the label for a child class.</text:span></text:p>
        </text:list-item>
        <text:list-item>
          <text:p text:style-name="P6"><text:span text:style-name="Code"><text:span text:style-name="T1">SetTarget(BHandler *handler, BLooper *looper)</text:span></text:span><text:span text:style-name="symbol0_5f_cpp"><text:span text:style-name="T1"> – </text:span></text:span><text:span text:style-name="T1">Send the invocation message to a different target, such as a BView, BWindow, or BApplication.</text:span></text:p>
        </text:list-item>
        <text:list-item>
          <text:p text:style-name="P6"><text:span text:style-name="Code"><text:span text:style-name="T1">void SetEnabled(bool enabled)</text:span></text:span><text:span text:style-name="T1"> / </text:span><text:span text:style-name="Code"><text:span text:style-name="T1">bool IsEnabled(void)</text:span></text:span><text:span text:style-name="symbol0_5f_cpp"><text:span text:style-name="T1"> – </text:span></text:span><text:span text:style-name="T1">Methods to get and set the enabled/disabled status of a control.</text:span></text:p>
        </text:list-item>
      </text:list>
      <text:h text:style-name="Heading_20_3" text:outline-level="3"><text:span text:style-name="symbol0_5f_cpp"><text:span text:style-name="T5">BListView</text:span></text:span></text:h>
      <text:list xml:id="list1140668681" text:style-name="L3">
        <text:list-item>
          <text:p text:style-name="P7"><text:span text:style-name="Code"><text:span text:style-name="T1">AddItem(BListItem *item)</text:span></text:span><text:span text:style-name="symbol0_5f_cpp"><text:span text:style-name="T1"> – </text:span></text:span><text:span text:style-name="T1">Add an item to the list.</text:span></text:p>
        </text:list-item>
        <text:list-item>
          <text:p text:style-name="P7"><text:span text:style-name="Code"><text:span text:style-name="T1">int32 CountItems(void)</text:span></text:span><text:span text:style-name="symbol0_5f_cpp"><text:span text:style-name="T1"> – </text:span></text:span><text:span text:style-name="T1">Returns the number of items in the list.</text:span></text:p>
        </text:list-item>
        <text:list-item>
          <text:p text:style-name="P7"><text:span text:style-name="Code"><text:span text:style-name="T1">BListItem * RemoveItem(int32 index)</text:span></text:span><text:span text:style-name="symbol0_5f_cpp"><text:span text:style-name="T1"> – </text:span></text:span>Removes and returns the item at the specified index or <text:span text:style-name="Code">NULL</text:span> if there isn't one.</text:p>
        </text:list-item>
        <text:list-item>
          <text:p text:style-name="P7"><text:span text:style-name="Code">void RemoveItem(BListItem *item)</text:span> – Removes the specified item from the list. If the list doesn't have the item, it doesn't do anything.</text:p>
        </text:list-item>
        <text:list-item>
          <text:p text:style-name="P7"><text:span text:style-name="Code"><text:span text:style-name="T1">int32 CurrentSelection(int32 index = -1)</text:span></text:span><text:span text:style-name="symbol0_5f_cpp"><text:span text:style-name="T1"> – </text:span></text:span><text:span text:style-name="T1">Returns the index of the currently selected item or -1 if there is no selection. The </text:span><text:span text:style-name="Code"><text:span text:style-name="T1">index</text:span></text:span><text:span text:style-name="T1"> argument is used to get all the selected items in a list which supports multiple item selections. A </text:span><text:span text:style-name="Code"><text:span text:style-name="T1">while()</text:span></text:span><text:span text:style-name="T1"> loop is generally used to get all the item indices and it normally exits when -1 is returned.</text:span></text:p>
        </text:list-item>
        <text:list-item>
          <text:p text:style-name="P7"><text:span text:style-name="Code"><text:span text:style-name="T1">void Select(int32 index, bool extend = false)</text:span></text:span><text:span text:style-name="symbol0_5f_cpp"><text:span text:style-name="T1"> – Select the item at the specified index. If </text:span></text:span><text:span text:style-name="Code"><text:span text:style-name="T1">extend</text:span></text:span><text:span text:style-name="symbol0_5f_cpp"><text:span text:style-name="T1"> is false, all other selected items are deselected before the specified item is selected.</text:span></text:span></text:p>
        </text:list-item>
        <text:list-item>
          <text:p text:style-name="P7"><text:span text:style-name="Code"><text:span text:style-name="T1">void Select(int32 start, int32 end, bool extend = false)</text:span></text:span><text:span text:style-name="symbol0_5f_cpp"><text:span text:style-name="T1"> –</text:span></text:span><text:span text:style-name="T1"> Selects all items from </text:span><text:span text:style-name="Code"><text:span text:style-name="T1">start</text:span></text:span><text:span text:style-name="T1"> to </text:span><text:span text:style-name="Code"><text:span text:style-name="T1">end</text:span></text:span><text:span text:style-name="T1">. If extend is false, all other selected items are deselected before the specified items are selected.</text:span></text:p>
        </text:list-item>
        <text:list-item>
          <text:p text:style-name="P7"><text:span text:style-name="Code"><text:span text:style-name="T1">void DeselectAll(void)</text:span></text:span><text:span text:style-name="symbol0_5f_cpp"><text:span text:style-name="T1"> – </text:span></text:span><text:span text:style-name="T1">deselects all items in the list.</text:span></text:p>
        </text:list-item>
      </text:list>
      <text:p text:style-name="Standard"><text:span text:style-name="symbol0_5f_cpp"><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23T07:56:25</dc:date>
    <meta:editing-duration>PT51H18M54S</meta:editing-duration>
    <meta:editing-cycles>888</meta:editing-cycles>
    <meta:generator>OpenOffice.org/3.2$Linux OpenOffice.org_project/320m12$Build-9483</meta:generator>
    <dc:creator>DarkWyrm </dc:creator>
    <meta:document-statistic meta:table-count="1" meta:image-count="1" meta:object-count="0" meta:page-count="7" meta:paragraph-count="219" meta:word-count="2163" meta:character-count="13730"/>
    <meta:user-defined meta:name="Info 1"/>
    <meta:user-defined meta:name="Info 2"/>
    <meta:user-defined meta:name="Info 3"/>
    <meta:user-defined meta:name="Info 4"/>
  </office:meta>
</office:document-meta>
</file>